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F0000013E4EDF55F3F464B3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95cm" fo:min-width="3.65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013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065cm" fo:min-width="0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3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25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DejaVu Sans1" fo:font-size="9pt" fo:font-weight="bold" fo:background-color="transparent" style:font-weight-asian="bold" style:font-weight-complex="600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DejaVu Sans1" fo:font-size="16pt" fo:font-weight="bold" fo:background-color="transparent" style:font-weight-asian="bold" style:font-weight-complex="600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9pt" fo:font-weight="bold" fo:background-color="transparent" style:font-weight-asian="bold" style:font-weight-complex="600"/>
    </style:style>
    <style:style style:name="T2" style:family="text">
      <style:text-properties fo:font-size="16pt" fo:font-weight="bold" fo:background-color="transparent" style:font-weight-asian="bold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5cm" svg:height="3.2cm" svg:x="1.969cm" svg:y="2.0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4.033cm" svg:y="2.5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3.381cm 2.65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2.769cm 2.89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5.304cm 2.88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4.69cm 2.65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3.693cm 2.54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3.044cm 2.70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2.455cm 3.02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4.365cm 2.53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5.018cm 2.69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5.613cm 3.01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1.592cm 3.076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2.197cm 2.548cm)">
          <draw:text-box>
            <text:p text:style-name="P3"><text:span text:style-name="T1">20</text:span></text:p>
          </draw:text-box>
        </draw:frame>
        <draw:frame draw:style-name="gr4" draw:text-style-name="P4" draw:layer="layout" svg:width="1.5cm" svg:height="0.607cm" draw:transform="rotate (0.122173047639603) translate (2.912cm 2.183cm)">
          <draw:text-box>
            <text:p text:style-name="P3"><text:span text:style-name="T1">40</text:span></text:p>
          </draw:text-box>
        </draw:frame>
        <draw:frame draw:style-name="gr4" draw:text-style-name="P4" draw:layer="layout" svg:width="1.5cm" svg:height="0.607cm" draw:transform="rotate (-0.122173047639604) translate (3.693cm 2.001cm)">
          <draw:text-box>
            <text:p text:style-name="P3"><text:span text:style-name="T1">60</text:span></text:p>
          </draw:text-box>
        </draw:frame>
        <draw:frame draw:style-name="gr4" draw:text-style-name="P4" draw:layer="layout" svg:width="1.5cm" svg:height="0.607cm" draw:transform="rotate (-0.36651914291881) translate (4.495cm 2.013cm)">
          <draw:text-box>
            <text:p text:style-name="P3"><text:span text:style-name="T1">80</text:span></text:p>
          </draw:text-box>
        </draw:frame>
        <draw:frame draw:style-name="gr4" draw:text-style-name="P4" draw:layer="layout" svg:width="1.5cm" svg:height="0.607cm" draw:transform="rotate (-0.610865238198016) translate (5.271cm 2.22cm)">
          <draw:text-box>
            <text:p text:style-name="P3"><text:span text:style-name="T1">100</text:span></text:p>
          </draw:text-box>
        </draw:frame>
        <draw:frame draw:style-name="gr5" draw:text-style-name="P5" draw:layer="layout" svg:width="3cm" svg:height="1.505cm" svg:x="2.544cm" svg:y="2.739cm">
          <draw:text-box>
            <text:p text:style-name="P3"><text:span text:style-name="T2">CPU %</text:span></text:p>
          </draw:text-box>
        </draw:frame>
        <draw:custom-shape draw:style-name="gr1" draw:text-style-name="P1" draw:layer="layout" svg:width="4.15cm" svg:height="3.2cm" svg:x="6.969cm" svg:y="2.0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9.033cm" svg:y="2.5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8.381cm 2.65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7.769cm 2.89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10.304cm 2.88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9.69cm 2.65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8.693cm 2.54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8.044cm 2.7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7.455cm 3.02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9.365cm 2.5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10.018cm 2.69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10.613cm 3.01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6.592cm 3.077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7.197cm 2.549cm)">
          <draw:text-box>
            <text:p text:style-name="P3"><text:span text:style-name="T1">20</text:span></text:p>
          </draw:text-box>
        </draw:frame>
        <draw:frame draw:style-name="gr4" draw:text-style-name="P4" draw:layer="layout" svg:width="1.5cm" svg:height="0.607cm" draw:transform="rotate (0.122173047639603) translate (7.912cm 2.184cm)">
          <draw:text-box>
            <text:p text:style-name="P3"><text:span text:style-name="T1">40</text:span></text:p>
          </draw:text-box>
        </draw:frame>
        <draw:frame draw:style-name="gr4" draw:text-style-name="P4" draw:layer="layout" svg:width="1.5cm" svg:height="0.607cm" draw:transform="rotate (-0.122173047639604) translate (8.693cm 2.002cm)">
          <draw:text-box>
            <text:p text:style-name="P3"><text:span text:style-name="T1">60</text:span></text:p>
          </draw:text-box>
        </draw:frame>
        <draw:frame draw:style-name="gr4" draw:text-style-name="P4" draw:layer="layout" svg:width="1.5cm" svg:height="0.607cm" draw:transform="rotate (-0.36651914291881) translate (9.495cm 2.014cm)">
          <draw:text-box>
            <text:p text:style-name="P3"><text:span text:style-name="T1">80</text:span></text:p>
          </draw:text-box>
        </draw:frame>
        <draw:frame draw:style-name="gr4" draw:text-style-name="P4" draw:layer="layout" svg:width="1.5cm" svg:height="0.607cm" draw:transform="rotate (-0.610865238198016) translate (10.271cm 2.221cm)">
          <draw:text-box>
            <text:p text:style-name="P3"><text:span text:style-name="T1">100</text:span></text:p>
          </draw:text-box>
        </draw:frame>
        <draw:frame draw:style-name="gr5" draw:text-style-name="P5" draw:layer="layout" svg:width="3cm" svg:height="1.505cm" svg:x="7.544cm" svg:y="2.74cm">
          <draw:text-box>
            <text:p text:style-name="P3"><text:span text:style-name="T2">RAM %</text:span></text:p>
          </draw:text-box>
        </draw:frame>
        <draw:custom-shape draw:style-name="gr1" draw:text-style-name="P1" draw:layer="layout" svg:width="4.15cm" svg:height="3.2cm" svg:x="1.969cm" svg:y="6.0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4.033cm" svg:y="6.5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3.381cm 6.65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2.769cm 6.89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5.304cm 6.88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4.69cm 6.65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3.693cm 6.54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3.044cm 6.7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2.455cm 7.02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4.365cm 6.5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5.018cm 6.69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5.613cm 7.01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1.592cm 7.077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2.197cm 6.549cm)">
          <draw:text-box>
            <text:p text:style-name="P3"><text:span text:style-name="T1">20</text:span></text:p>
          </draw:text-box>
        </draw:frame>
        <draw:frame draw:style-name="gr4" draw:text-style-name="P4" draw:layer="layout" svg:width="1.5cm" svg:height="0.607cm" draw:transform="rotate (0.122173047639603) translate (2.912cm 6.184cm)">
          <draw:text-box>
            <text:p text:style-name="P3"><text:span text:style-name="T1">40</text:span></text:p>
          </draw:text-box>
        </draw:frame>
        <draw:frame draw:style-name="gr4" draw:text-style-name="P4" draw:layer="layout" svg:width="1.5cm" svg:height="0.607cm" draw:transform="rotate (-0.122173047639604) translate (3.693cm 6.002cm)">
          <draw:text-box>
            <text:p text:style-name="P3"><text:span text:style-name="T1">60</text:span></text:p>
          </draw:text-box>
        </draw:frame>
        <draw:frame draw:style-name="gr4" draw:text-style-name="P4" draw:layer="layout" svg:width="1.5cm" svg:height="0.607cm" draw:transform="rotate (-0.36651914291881) translate (4.495cm 6.014cm)">
          <draw:text-box>
            <text:p text:style-name="P3"><text:span text:style-name="T1">80</text:span></text:p>
          </draw:text-box>
        </draw:frame>
        <draw:frame draw:style-name="gr4" draw:text-style-name="P4" draw:layer="layout" svg:width="1.5cm" svg:height="0.607cm" draw:transform="rotate (-0.610865238198016) translate (5.271cm 6.221cm)">
          <draw:text-box>
            <text:p text:style-name="P3"><text:span text:style-name="T1">100</text:span></text:p>
          </draw:text-box>
        </draw:frame>
        <draw:frame draw:style-name="gr5" draw:text-style-name="P5" draw:layer="layout" svg:width="3cm" svg:height="1.505cm" svg:x="2.544cm" svg:y="6.74cm">
          <draw:text-box>
            <text:p text:style-name="P3"><text:span text:style-name="T2">CPU %</text:span></text:p>
          </draw:text-box>
        </draw:frame>
        <draw:custom-shape draw:style-name="gr1" draw:text-style-name="P1" draw:layer="layout" svg:width="4.15cm" svg:height="3.2cm" svg:x="6.969cm" svg:y="6.0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9.033cm" svg:y="6.5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8.381cm 6.65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7.769cm 6.89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10.304cm 6.88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9.69cm 6.65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8.693cm 6.54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8.044cm 6.71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7.455cm 7.02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9.365cm 6.54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10.018cm 6.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10.613cm 7.01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6.592cm 7.078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7.197cm 6.55cm)">
          <draw:text-box>
            <text:p text:style-name="P3"><text:span text:style-name="T1">20</text:span></text:p>
          </draw:text-box>
        </draw:frame>
        <draw:frame draw:style-name="gr4" draw:text-style-name="P4" draw:layer="layout" svg:width="1.5cm" svg:height="0.607cm" draw:transform="rotate (0.122173047639603) translate (7.912cm 6.185cm)">
          <draw:text-box>
            <text:p text:style-name="P3"><text:span text:style-name="T1">40</text:span></text:p>
          </draw:text-box>
        </draw:frame>
        <draw:frame draw:style-name="gr4" draw:text-style-name="P4" draw:layer="layout" svg:width="1.5cm" svg:height="0.607cm" draw:transform="rotate (-0.122173047639604) translate (8.693cm 6.003cm)">
          <draw:text-box>
            <text:p text:style-name="P3"><text:span text:style-name="T1">60</text:span></text:p>
          </draw:text-box>
        </draw:frame>
        <draw:frame draw:style-name="gr4" draw:text-style-name="P4" draw:layer="layout" svg:width="1.5cm" svg:height="0.607cm" draw:transform="rotate (-0.36651914291881) translate (9.495cm 6.015cm)">
          <draw:text-box>
            <text:p text:style-name="P3"><text:span text:style-name="T1">80</text:span></text:p>
          </draw:text-box>
        </draw:frame>
        <draw:frame draw:style-name="gr4" draw:text-style-name="P4" draw:layer="layout" svg:width="1.5cm" svg:height="0.607cm" draw:transform="rotate (-0.610865238198016) translate (10.271cm 6.222cm)">
          <draw:text-box>
            <text:p text:style-name="P3"><text:span text:style-name="T1">100</text:span></text:p>
          </draw:text-box>
        </draw:frame>
        <draw:frame draw:style-name="gr5" draw:text-style-name="P5" draw:layer="layout" svg:width="3cm" svg:height="1.505cm" svg:x="7.544cm" svg:y="6.741cm">
          <draw:text-box>
            <text:p text:style-name="P3"><text:span text:style-name="T2">RAM %</text:span></text:p>
          </draw:text-box>
        </draw:frame>
        <draw:custom-shape draw:style-name="gr1" draw:text-style-name="P1" draw:layer="layout" svg:width="4.15cm" svg:height="3.2cm" svg:x="1.969cm" svg:y="10.0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4.033cm" svg:y="10.5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3.381cm 10.65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2.769cm 10.89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5.304cm 10.88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4.69cm 10.65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3.693cm 10.54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3.044cm 10.7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2.455cm 11.02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4.365cm 10.5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5.018cm 10.69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5.613cm 11.01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1.592cm 11.077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2.197cm 10.549cm)">
          <draw:text-box>
            <text:p text:style-name="P3"><text:span text:style-name="T1">20</text:span></text:p>
          </draw:text-box>
        </draw:frame>
        <draw:frame draw:style-name="gr4" draw:text-style-name="P4" draw:layer="layout" svg:width="1.5cm" svg:height="0.607cm" draw:transform="rotate (0.122173047639603) translate (2.912cm 10.184cm)">
          <draw:text-box>
            <text:p text:style-name="P3"><text:span text:style-name="T1">40</text:span></text:p>
          </draw:text-box>
        </draw:frame>
        <draw:frame draw:style-name="gr4" draw:text-style-name="P4" draw:layer="layout" svg:width="1.5cm" svg:height="0.607cm" draw:transform="rotate (-0.122173047639604) translate (3.693cm 10.002cm)">
          <draw:text-box>
            <text:p text:style-name="P3"><text:span text:style-name="T1">60</text:span></text:p>
          </draw:text-box>
        </draw:frame>
        <draw:frame draw:style-name="gr4" draw:text-style-name="P4" draw:layer="layout" svg:width="1.5cm" svg:height="0.607cm" draw:transform="rotate (-0.36651914291881) translate (4.495cm 10.014cm)">
          <draw:text-box>
            <text:p text:style-name="P3"><text:span text:style-name="T1">80</text:span></text:p>
          </draw:text-box>
        </draw:frame>
        <draw:frame draw:style-name="gr4" draw:text-style-name="P4" draw:layer="layout" svg:width="1.5cm" svg:height="0.607cm" draw:transform="rotate (-0.610865238198016) translate (5.271cm 10.221cm)">
          <draw:text-box>
            <text:p text:style-name="P3"><text:span text:style-name="T1">100</text:span></text:p>
          </draw:text-box>
        </draw:frame>
        <draw:frame draw:style-name="gr5" draw:text-style-name="P5" draw:layer="layout" svg:width="3cm" svg:height="1.505cm" svg:x="2.544cm" svg:y="10.74cm">
          <draw:text-box>
            <text:p text:style-name="P3"><text:span text:style-name="T2">CPU %</text:span></text:p>
          </draw:text-box>
        </draw:frame>
        <draw:custom-shape draw:style-name="gr1" draw:text-style-name="P1" draw:layer="layout" svg:width="4.15cm" svg:height="3.2cm" svg:x="6.969cm" svg:y="10.0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9.033cm" svg:y="10.5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8.381cm 10.65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7.769cm 10.89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10.304cm 10.88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9.69cm 10.65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8.693cm 10.54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8.044cm 10.71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7.455cm 11.02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9.365cm 10.54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10.018cm 10.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10.613cm 11.01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6.592cm 11.078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7.197cm 10.55cm)">
          <draw:text-box>
            <text:p text:style-name="P3"><text:span text:style-name="T1">20</text:span></text:p>
          </draw:text-box>
        </draw:frame>
        <draw:frame draw:style-name="gr4" draw:text-style-name="P4" draw:layer="layout" svg:width="1.5cm" svg:height="0.607cm" draw:transform="rotate (0.122173047639603) translate (7.912cm 10.185cm)">
          <draw:text-box>
            <text:p text:style-name="P3"><text:span text:style-name="T1">40</text:span></text:p>
          </draw:text-box>
        </draw:frame>
        <draw:frame draw:style-name="gr4" draw:text-style-name="P4" draw:layer="layout" svg:width="1.5cm" svg:height="0.607cm" draw:transform="rotate (-0.122173047639604) translate (8.693cm 10.003cm)">
          <draw:text-box>
            <text:p text:style-name="P3"><text:span text:style-name="T1">60</text:span></text:p>
          </draw:text-box>
        </draw:frame>
        <draw:frame draw:style-name="gr4" draw:text-style-name="P4" draw:layer="layout" svg:width="1.5cm" svg:height="0.607cm" draw:transform="rotate (-0.36651914291881) translate (9.495cm 10.015cm)">
          <draw:text-box>
            <text:p text:style-name="P3"><text:span text:style-name="T1">80</text:span></text:p>
          </draw:text-box>
        </draw:frame>
        <draw:frame draw:style-name="gr4" draw:text-style-name="P4" draw:layer="layout" svg:width="1.5cm" svg:height="0.607cm" draw:transform="rotate (-0.610865238198016) translate (10.271cm 10.222cm)">
          <draw:text-box>
            <text:p text:style-name="P3"><text:span text:style-name="T1">100</text:span></text:p>
          </draw:text-box>
        </draw:frame>
        <draw:frame draw:style-name="gr5" draw:text-style-name="P5" draw:layer="layout" svg:width="3cm" svg:height="1.505cm" svg:x="7.544cm" svg:y="10.741cm">
          <draw:text-box>
            <text:p text:style-name="P3"><text:span text:style-name="T2">RAM %</text:span></text:p>
          </draw:text-box>
        </draw:frame>
        <draw:custom-shape draw:style-name="gr1" draw:text-style-name="P1" draw:layer="layout" svg:width="4.15cm" svg:height="3.2cm" svg:x="1.969cm" svg:y="14.0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4.033cm" svg:y="14.5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3.381cm 14.65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2.769cm 14.89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5.304cm 14.88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4.69cm 14.65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3.693cm 14.54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3.044cm 14.7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2.455cm 15.02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4.365cm 14.5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5.018cm 14.69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5.613cm 15.01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1.592cm 15.077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2.197cm 14.549cm)">
          <draw:text-box>
            <text:p text:style-name="P3"><text:span text:style-name="T1">20</text:span></text:p>
          </draw:text-box>
        </draw:frame>
        <draw:frame draw:style-name="gr4" draw:text-style-name="P4" draw:layer="layout" svg:width="1.5cm" svg:height="0.607cm" draw:transform="rotate (0.122173047639603) translate (2.912cm 14.184cm)">
          <draw:text-box>
            <text:p text:style-name="P3"><text:span text:style-name="T1">40</text:span></text:p>
          </draw:text-box>
        </draw:frame>
        <draw:frame draw:style-name="gr4" draw:text-style-name="P4" draw:layer="layout" svg:width="1.5cm" svg:height="0.607cm" draw:transform="rotate (-0.122173047639604) translate (3.693cm 14.002cm)">
          <draw:text-box>
            <text:p text:style-name="P3"><text:span text:style-name="T1">60</text:span></text:p>
          </draw:text-box>
        </draw:frame>
        <draw:frame draw:style-name="gr4" draw:text-style-name="P4" draw:layer="layout" svg:width="1.5cm" svg:height="0.607cm" draw:transform="rotate (-0.36651914291881) translate (4.495cm 14.014cm)">
          <draw:text-box>
            <text:p text:style-name="P3"><text:span text:style-name="T1">80</text:span></text:p>
          </draw:text-box>
        </draw:frame>
        <draw:frame draw:style-name="gr4" draw:text-style-name="P4" draw:layer="layout" svg:width="1.5cm" svg:height="0.607cm" draw:transform="rotate (-0.610865238198016) translate (5.271cm 14.221cm)">
          <draw:text-box>
            <text:p text:style-name="P3"><text:span text:style-name="T1">100</text:span></text:p>
          </draw:text-box>
        </draw:frame>
        <draw:frame draw:style-name="gr5" draw:text-style-name="P5" draw:layer="layout" svg:width="3cm" svg:height="1.505cm" svg:x="2.544cm" svg:y="14.74cm">
          <draw:text-box>
            <text:p text:style-name="P3"><text:span text:style-name="T2">CPU %</text:span></text:p>
          </draw:text-box>
        </draw:frame>
        <draw:custom-shape draw:style-name="gr1" draw:text-style-name="P1" draw:layer="layout" svg:width="4.15cm" svg:height="3.2cm" svg:x="6.969cm" svg:y="14.0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9.033cm" svg:y="14.5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8.381cm 14.65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7.769cm 14.89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10.304cm 14.88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9.69cm 14.65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8.693cm 14.54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8.044cm 14.71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7.455cm 15.02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9.365cm 14.54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10.018cm 14.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10.613cm 15.01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6.592cm 15.078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7.197cm 14.55cm)">
          <draw:text-box>
            <text:p text:style-name="P3"><text:span text:style-name="T1">20</text:span></text:p>
          </draw:text-box>
        </draw:frame>
        <draw:frame draw:style-name="gr4" draw:text-style-name="P4" draw:layer="layout" svg:width="1.5cm" svg:height="0.607cm" draw:transform="rotate (0.122173047639603) translate (7.912cm 14.185cm)">
          <draw:text-box>
            <text:p text:style-name="P3"><text:span text:style-name="T1">40</text:span></text:p>
          </draw:text-box>
        </draw:frame>
        <draw:frame draw:style-name="gr4" draw:text-style-name="P4" draw:layer="layout" svg:width="1.5cm" svg:height="0.607cm" draw:transform="rotate (-0.122173047639604) translate (8.693cm 14.003cm)">
          <draw:text-box>
            <text:p text:style-name="P3"><text:span text:style-name="T1">60</text:span></text:p>
          </draw:text-box>
        </draw:frame>
        <draw:frame draw:style-name="gr4" draw:text-style-name="P4" draw:layer="layout" svg:width="1.5cm" svg:height="0.607cm" draw:transform="rotate (-0.36651914291881) translate (9.495cm 14.015cm)">
          <draw:text-box>
            <text:p text:style-name="P3"><text:span text:style-name="T1">80</text:span></text:p>
          </draw:text-box>
        </draw:frame>
        <draw:frame draw:style-name="gr4" draw:text-style-name="P4" draw:layer="layout" svg:width="1.5cm" svg:height="0.607cm" draw:transform="rotate (-0.610865238198016) translate (10.271cm 14.222cm)">
          <draw:text-box>
            <text:p text:style-name="P3"><text:span text:style-name="T1">100</text:span></text:p>
          </draw:text-box>
        </draw:frame>
        <draw:frame draw:style-name="gr5" draw:text-style-name="P5" draw:layer="layout" svg:width="3cm" svg:height="1.505cm" svg:x="7.544cm" svg:y="14.741cm">
          <draw:text-box>
            <text:p text:style-name="P3"><text:span text:style-name="T2">RAM %</text:span></text:p>
          </draw:text-box>
        </draw:frame>
        <draw:custom-shape draw:style-name="gr1" draw:text-style-name="P1" draw:layer="layout" svg:width="4.15cm" svg:height="3.2cm" svg:x="1.969cm" svg:y="18.0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4.033cm" svg:y="18.5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3.381cm 18.65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2.769cm 18.89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5.304cm 18.88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4.69cm 18.65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3.693cm 18.54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3.044cm 18.7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2.455cm 19.02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4.365cm 18.5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5.018cm 18.69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5.613cm 19.01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1.592cm 19.077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2.197cm 18.549cm)">
          <draw:text-box>
            <text:p text:style-name="P3"><text:span text:style-name="T1">20</text:span></text:p>
          </draw:text-box>
        </draw:frame>
        <draw:frame draw:style-name="gr4" draw:text-style-name="P4" draw:layer="layout" svg:width="1.5cm" svg:height="0.607cm" draw:transform="rotate (0.122173047639603) translate (2.912cm 18.184cm)">
          <draw:text-box>
            <text:p text:style-name="P3"><text:span text:style-name="T1">40</text:span></text:p>
          </draw:text-box>
        </draw:frame>
        <draw:frame draw:style-name="gr4" draw:text-style-name="P4" draw:layer="layout" svg:width="1.5cm" svg:height="0.607cm" draw:transform="rotate (-0.122173047639604) translate (3.693cm 18.002cm)">
          <draw:text-box>
            <text:p text:style-name="P3"><text:span text:style-name="T1">60</text:span></text:p>
          </draw:text-box>
        </draw:frame>
        <draw:frame draw:style-name="gr4" draw:text-style-name="P4" draw:layer="layout" svg:width="1.5cm" svg:height="0.607cm" draw:transform="rotate (-0.36651914291881) translate (4.495cm 18.014cm)">
          <draw:text-box>
            <text:p text:style-name="P3"><text:span text:style-name="T1">80</text:span></text:p>
          </draw:text-box>
        </draw:frame>
        <draw:frame draw:style-name="gr4" draw:text-style-name="P4" draw:layer="layout" svg:width="1.5cm" svg:height="0.607cm" draw:transform="rotate (-0.610865238198016) translate (5.271cm 18.221cm)">
          <draw:text-box>
            <text:p text:style-name="P3"><text:span text:style-name="T1">100</text:span></text:p>
          </draw:text-box>
        </draw:frame>
        <draw:frame draw:style-name="gr5" draw:text-style-name="P5" draw:layer="layout" svg:width="3cm" svg:height="1.505cm" svg:x="2.544cm" svg:y="18.74cm">
          <draw:text-box>
            <text:p text:style-name="P3"><text:span text:style-name="T2">CPU %</text:span></text:p>
          </draw:text-box>
        </draw:frame>
        <draw:custom-shape draw:style-name="gr1" draw:text-style-name="P1" draw:layer="layout" svg:width="4.15cm" svg:height="3.2cm" svg:x="6.969cm" svg:y="18.0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9.033cm" svg:y="18.5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8.381cm 18.65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7.769cm 18.89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10.304cm 18.88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9.69cm 18.65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8.693cm 18.54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8.044cm 18.71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7.455cm 19.02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9.365cm 18.54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10.018cm 18.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10.613cm 19.01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6.592cm 19.078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7.197cm 18.55cm)">
          <draw:text-box>
            <text:p text:style-name="P3"><text:span text:style-name="T1">20</text:span></text:p>
          </draw:text-box>
        </draw:frame>
        <draw:frame draw:style-name="gr4" draw:text-style-name="P4" draw:layer="layout" svg:width="1.5cm" svg:height="0.607cm" draw:transform="rotate (0.122173047639603) translate (7.912cm 18.185cm)">
          <draw:text-box>
            <text:p text:style-name="P3"><text:span text:style-name="T1">40</text:span></text:p>
          </draw:text-box>
        </draw:frame>
        <draw:frame draw:style-name="gr4" draw:text-style-name="P4" draw:layer="layout" svg:width="1.5cm" svg:height="0.607cm" draw:transform="rotate (-0.122173047639604) translate (8.693cm 18.003cm)">
          <draw:text-box>
            <text:p text:style-name="P3"><text:span text:style-name="T1">60</text:span></text:p>
          </draw:text-box>
        </draw:frame>
        <draw:frame draw:style-name="gr4" draw:text-style-name="P4" draw:layer="layout" svg:width="1.5cm" svg:height="0.607cm" draw:transform="rotate (-0.36651914291881) translate (9.495cm 18.015cm)">
          <draw:text-box>
            <text:p text:style-name="P3"><text:span text:style-name="T1">80</text:span></text:p>
          </draw:text-box>
        </draw:frame>
        <draw:frame draw:style-name="gr4" draw:text-style-name="P4" draw:layer="layout" svg:width="1.5cm" svg:height="0.607cm" draw:transform="rotate (-0.610865238198016) translate (10.271cm 18.222cm)">
          <draw:text-box>
            <text:p text:style-name="P3"><text:span text:style-name="T1">100</text:span></text:p>
          </draw:text-box>
        </draw:frame>
        <draw:frame draw:style-name="gr5" draw:text-style-name="P5" draw:layer="layout" svg:width="3cm" svg:height="1.505cm" svg:x="7.544cm" svg:y="18.741cm">
          <draw:text-box>
            <text:p text:style-name="P3"><text:span text:style-name="T2">RAM %</text:span></text:p>
          </draw:text-box>
        </draw:frame>
      </draw:page>
      <draw:page draw:name="page2" draw:style-name="dp1" draw:master-page-name="Default">
        <draw:frame draw:style-name="gr6" draw:text-style-name="P6" draw:layer="layout" svg:width="4.15cm" svg:height="3.181cm" svg:x="8.925cm" svg:y="7.801cm">
          <draw:image xlink:href="Pictures/100000010000019F0000013E4EDF55F3F464B325.png" xlink:type="simple" xlink:show="embed" xlink:actuate="onLoad" draw:mime-type="image/png">
            <text:p/>
          </draw:image>
        </draw:frame>
        <draw:custom-shape draw:style-name="gr1" draw:text-style-name="P1" draw:layer="layout" svg:width="4.15cm" svg:height="3.2cm" svg:x="8.925cm" svg:y="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22cm" svg:height="0.269cm" svg:x="10.989cm" svg:y="8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244346095279206) translate (10.337cm 8.38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0.488692190558412) translate (9.725cm 8.62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488692190558412) translate (12.26cm 8.61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022cm" svg:height="0.269cm" draw:transform="rotate (-0.244346095279206) translate (11.646cm 8.3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122173047639603) translate (10.649cm 8.27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366519142918809) translate (10cm 8.43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0.610865238198015) translate (9.411cm 8.75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122173047639604) translate (11.321cm 8.26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36651914291881) translate (11.974cm 8.42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032cm" svg:height="0.323cm" draw:transform="rotate (-0.610865238198016) translate (12.569cm 8.73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5cm" svg:height="0.607cm" draw:transform="rotate (0.610865238198015) translate (8.548cm 8.804cm)">
          <draw:text-box>
            <text:p text:style-name="P3"><text:span text:style-name="T1">0</text:span></text:p>
          </draw:text-box>
        </draw:frame>
        <draw:frame draw:style-name="gr4" draw:text-style-name="P4" draw:layer="layout" svg:width="1.5cm" svg:height="0.607cm" draw:transform="rotate (0.366519142918809) translate (9.153cm 8.276cm)">
          <draw:text-box>
            <text:p text:style-name="P3"><text:span text:style-name="T1">20</text:span></text:p>
          </draw:text-box>
        </draw:frame>
        <draw:frame draw:style-name="gr4" draw:text-style-name="P4" draw:layer="layout" svg:width="1.5cm" svg:height="0.607cm" draw:transform="rotate (0.122173047639603) translate (9.868cm 7.911cm)">
          <draw:text-box>
            <text:p text:style-name="P3"><text:span text:style-name="T1">40</text:span></text:p>
          </draw:text-box>
        </draw:frame>
        <draw:frame draw:style-name="gr4" draw:text-style-name="P4" draw:layer="layout" svg:width="1.5cm" svg:height="0.607cm" draw:transform="rotate (-0.122173047639604) translate (10.649cm 7.729cm)">
          <draw:text-box>
            <text:p text:style-name="P3"><text:span text:style-name="T1">60</text:span></text:p>
          </draw:text-box>
        </draw:frame>
        <draw:frame draw:style-name="gr4" draw:text-style-name="P4" draw:layer="layout" svg:width="1.5cm" svg:height="0.607cm" draw:transform="rotate (-0.36651914291881) translate (11.451cm 7.741cm)">
          <draw:text-box>
            <text:p text:style-name="P3"><text:span text:style-name="T1">80</text:span></text:p>
          </draw:text-box>
        </draw:frame>
        <draw:frame draw:style-name="gr4" draw:text-style-name="P4" draw:layer="layout" svg:width="1.5cm" svg:height="0.607cm" draw:transform="rotate (-0.610865238198016) translate (12.227cm 7.948cm)">
          <draw:text-box>
            <text:p text:style-name="P3"><text:span text:style-name="T1">100</text:span></text:p>
          </draw:text-box>
        </draw:frame>
        <draw:frame draw:style-name="gr5" draw:text-style-name="P5" draw:layer="layout" svg:width="3cm" svg:height="1.505cm" svg:x="9.5cm" svg:y="8.467cm">
          <draw:text-box>
            <text:p text:style-name="P3"><text:span text:style-name="T2">CPU %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i" fo:country="FI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9:24:53.319936743</meta:creation-date>
    <dc:date>2024-01-31T13:34:23.683543706</dc:date>
    <meta:editing-duration>PT40M22S</meta:editing-duration>
    <meta:editing-cycles>18</meta:editing-cycles>
    <meta:generator>LibreOffice/7.4.7.2$Linux_X86_64 LibreOffice_project/40$Build-2</meta:generator>
    <meta:print-date>2024-01-29T20:04:05.216174436</meta:print-date>
    <meta:document-statistic meta:object-count="210"/>
  </office:meta>
</office:document-meta>
</file>